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in" fo:margin-right="0in" fo:margin-top="0.0555in" fo:margin-bottom="0in" style:contextual-spacing="false" fo:line-height="100%" fo:text-indent="0in" style:auto-text-indent="false"/>
    </style:style>
    <style:style style:name="P2" style:family="paragraph" style:parent-style-name="Standard">
      <style:paragraph-properties fo:margin-left="0in" fo:margin-right="0in" fo:margin-top="0.139in" fo:margin-bottom="0in" style:contextual-spacing="false" fo:line-height="100%" fo:text-indent="0in" style:auto-text-indent="false"/>
    </style:style>
    <style:style style:name="P3" style:family="paragraph" style:parent-style-name="Standard">
      <style:paragraph-properties fo:margin-left="0.25in" fo:margin-right="0in" fo:margin-top="0.0417in" fo:margin-bottom="0in" style:contextual-spacing="false" fo:line-height="100%" fo:text-indent="0in" style:auto-text-indent="false"/>
    </style:style>
    <style:style style:name="P4" style:family="paragraph" style:parent-style-name="Standard">
      <style:paragraph-properties fo:margin-left="0.25in" fo:margin-right="0in" fo:margin-top="0.0417in" fo:margin-bottom="0.0555in" style:contextual-spacing="false" fo:line-height="100%"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6aa84f" loext:opacity="100%" fo:font-style="italic" fo:font-weight="bold" style:font-style-asian="italic" style:font-weight-asian="bold"/>
    </style:style>
    <style:style style:name="P7" style:family="paragraph" style:parent-style-name="Standard">
      <style:paragraph-properties fo:margin-left="1.5in" fo:margin-right="0in" fo:text-indent="0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Heading_20_2">
      <style:paragraph-properties fo:margin-left="0.25in" fo:margin-right="0in" fo:text-indent="0in" style:auto-text-indent="false"/>
    </style:style>
    <style:style style:name="P10" style:family="paragraph" style:parent-style-name="Heading_20_2">
      <style:paragraph-properties fo:margin-left="0in" fo:margin-right="0in" fo:orphans="0" fo:widows="0" fo:text-indent="0in" style:auto-text-indent="false"/>
    </style:style>
    <style:style style:name="P11" style:family="paragraph" style:parent-style-name="Standard">
      <style:text-properties fo:font-size="8pt" fo:font-style="italic" style:font-size-asian="8pt" style:font-style-asian="italic" style:font-size-complex="8pt"/>
    </style:style>
    <style:style style:name="P12" style:family="paragraph" style:parent-style-name="Standard">
      <style:text-properties officeooo:rsid="004576a9" officeooo:paragraph-rsid="004576a9"/>
    </style:style>
    <style:style style:name="P13" style:family="paragraph" style:parent-style-name="Standard">
      <style:text-properties officeooo:rsid="0047279f" officeooo:paragraph-rsid="0047279f"/>
    </style:style>
    <style:style style:name="P14" style:family="paragraph" style:parent-style-name="Standard">
      <style:text-properties officeooo:rsid="00489202" officeooo:paragraph-rsid="00489202"/>
    </style:style>
    <style:style style:name="P15" style:family="paragraph" style:parent-style-name="Standard">
      <style:text-properties officeooo:rsid="00498c09" officeooo:paragraph-rsid="00498c09"/>
    </style:style>
    <style:style style:name="P16" style:family="paragraph" style:parent-style-name="Standard" style:master-page-name="Standard">
      <style:paragraph-properties style:page-number="1"/>
      <style:text-properties fo:color="#4522a9" loext:opacity="100%" fo:font-size="18pt" fo:font-weight="bold" style:font-size-asian="18pt" style:font-weight-asian="bold" style:font-size-complex="18pt"/>
    </style:style>
    <style:style style:name="P17" style:family="paragraph" style:parent-style-name="Standard" style:list-style-name="WWNum2">
      <style:paragraph-properties fo:margin-left="0.5in" fo:margin-right="0in" fo:text-indent="-0.25in" style:auto-text-indent="false"/>
    </style:style>
    <style:style style:name="P18" style:family="paragraph" style:parent-style-name="Standard" style:list-style-name="WWNum3"/>
    <style:style style:name="P19" style:family="paragraph" style:parent-style-name="Standard" style:list-style-name="WWNum3">
      <style:paragraph-properties fo:margin-left="0.5in" fo:margin-right="0in" fo:text-indent="-0.25in" style:auto-text-indent="false"/>
    </style:style>
    <style:style style:name="P20" style:family="paragraph" style:parent-style-name="Standard" style:list-style-name="WWNum3">
      <style:paragraph-properties fo:margin-left="1.5in" fo:margin-right="0in" fo:text-indent="-0.25in" style:auto-text-indent="false"/>
    </style:style>
    <style:style style:name="P21" style:family="paragraph" style:parent-style-name="Standard" style:list-style-name="WWNum3">
      <style:paragraph-properties fo:margin-left="2in" fo:margin-right="0in" fo:text-indent="-0.25in" style:auto-text-indent="false"/>
    </style:style>
    <style:style style:name="P22" style:family="paragraph" style:parent-style-name="Standard" style:list-style-name="WWNum3">
      <style:paragraph-properties fo:margin-left="1.5in" fo:margin-right="0in" fo:text-indent="-0.25in" style:auto-text-indent="false"/>
      <style:text-properties officeooo:paragraph-rsid="001c9ce4"/>
    </style:style>
    <style:style style:name="P23" style:family="paragraph" style:parent-style-name="Standard" style:list-style-name="WWNum3">
      <style:paragraph-properties fo:margin-left="0.5in" fo:margin-right="0in" fo:text-indent="-0.25in" style:auto-text-indent="false"/>
      <style:text-properties officeooo:paragraph-rsid="0049dbf6"/>
    </style:style>
    <style:style style:name="P24" style:family="paragraph" style:parent-style-name="Standard" style:list-style-name="WWNum3">
      <style:text-properties officeooo:paragraph-rsid="0049dbf6"/>
    </style:style>
    <style:style style:name="P25" style:family="paragraph" style:parent-style-name="Standard" style:list-style-name="WWNum3">
      <style:paragraph-properties fo:margin-left="1.5in" fo:margin-right="0in" fo:text-indent="-0.25in" style:auto-text-indent="false"/>
      <style:text-properties officeooo:paragraph-rsid="0049dbf6"/>
    </style:style>
    <style:style style:name="P26" style:family="paragraph" style:parent-style-name="Standard" style:list-style-name="WWNum3">
      <style:text-properties fo:color="#000000" loext:opacity="100%" fo:font-style="italic" style:font-style-asian="italic"/>
    </style:style>
    <style:style style:name="P27" style:family="paragraph" style:parent-style-name="Standard" style:list-style-name="WWNum3">
      <style:text-properties fo:color="#000000" loext:opacity="100%"/>
    </style:style>
    <style:style style:name="P28" style:family="paragraph" style:parent-style-name="Standard" style:list-style-name="WWNum3">
      <style:paragraph-properties fo:margin-left="1.5in" fo:margin-right="0in" fo:text-indent="-0.25in" style:auto-text-indent="false"/>
      <style:text-properties fo:color="#000000" loext:opacity="100%"/>
    </style:style>
    <style:style style:name="P29" style:family="paragraph" style:parent-style-name="Standard" style:list-style-name="WWNum3">
      <style:text-properties officeooo:rsid="0029352b" officeooo:paragraph-rsid="0029352b"/>
    </style:style>
    <style:style style:name="P30" style:family="paragraph" style:parent-style-name="Standard" style:list-style-name="WWNum3">
      <style:paragraph-properties fo:margin-left="1.5in" fo:margin-right="0in" fo:text-indent="-0.25in" style:auto-text-indent="false"/>
      <style:text-properties officeooo:rsid="002c6ce5" officeooo:paragraph-rsid="002c6ce5"/>
    </style:style>
    <style:style style:name="P31" style:family="paragraph" style:parent-style-name="Standard" style:list-style-name="WWNum3">
      <style:paragraph-properties fo:margin-left="0.5in" fo:margin-right="0in" fo:text-indent="-0.25in" style:auto-text-indent="false"/>
      <style:text-properties officeooo:rsid="003f76a7" officeooo:paragraph-rsid="003f76a7"/>
    </style:style>
    <style:style style:name="P32" style:family="paragraph" style:parent-style-name="Standard" style:list-style-name="WWNum3">
      <style:paragraph-properties fo:margin-left="0.5in" fo:margin-right="0in" fo:text-indent="-0.25in" style:auto-text-indent="false"/>
      <style:text-properties officeooo:rsid="00418363" officeooo:paragraph-rsid="00418363"/>
    </style:style>
    <style:style style:name="P33" style:family="paragraph" style:parent-style-name="Standard" style:list-style-name="WWNum3">
      <style:paragraph-properties fo:margin-left="1.5in" fo:margin-right="0in" fo:text-indent="-0.25in" style:auto-text-indent="false"/>
      <style:text-properties officeooo:rsid="001a84ff" officeooo:paragraph-rsid="001a84ff"/>
    </style:style>
    <style:style style:name="P34" style:family="paragraph" style:parent-style-name="Standard" style:list-style-name="WWNum3">
      <style:paragraph-properties fo:margin-left="2in" fo:margin-right="0in" fo:text-indent="-0.25in" style:auto-text-indent="false"/>
      <style:text-properties officeooo:rsid="001c9ce4" officeooo:paragraph-rsid="001c9ce4"/>
    </style:style>
    <style:style style:name="P35" style:family="paragraph" style:parent-style-name="Standard" style:list-style-name="WWNum3">
      <style:paragraph-properties fo:margin-left="0.5in" fo:margin-right="0in" fo:text-indent="-0.25in" style:auto-text-indent="false"/>
      <style:text-properties fo:color="#6aa84f" loext:opacity="100%" fo:font-style="italic" fo:font-weight="bold" style:font-style-asian="italic" style:font-weight-asian="bold"/>
    </style:style>
    <style:style style:name="P36" style:family="paragraph" style:parent-style-name="Standard" style:list-style-name="WWNum1">
      <style:paragraph-properties fo:margin-left="0.5in" fo:margin-right="0in" fo:text-indent="-0.25in" style:auto-text-indent="false"/>
      <style:text-properties fo:color="#6aa84f" loext:opacity="100%" fo:font-style="italic" fo:font-weight="bold" officeooo:rsid="0033d1a1" officeooo:paragraph-rsid="0033d1a1" style:font-style-asian="italic" style:font-weight-asian="bold"/>
    </style:style>
    <style:style style:name="P37" style:family="paragraph" style:parent-style-name="Standard" style:list-style-name="WWNum3">
      <style:text-properties fo:font-style="italic" style:font-style-asian="italic"/>
    </style:style>
    <style:style style:name="P38" style:family="paragraph" style:parent-style-name="Standard" style:list-style-name="WWNum3">
      <style:paragraph-properties fo:margin-left="1.5in" fo:margin-right="0in" fo:text-indent="-0.25in" style:auto-text-indent="false"/>
      <style:text-properties officeooo:rsid="0038a719" officeooo:paragraph-rsid="0038a719"/>
    </style:style>
    <style:style style:name="P39" style:family="paragraph" style:parent-style-name="Standard" style:list-style-name="WWNum3">
      <style:paragraph-properties fo:margin-left="1.5in" fo:margin-right="0in" fo:text-indent="-0.25in" style:auto-text-indent="false"/>
      <style:text-properties officeooo:rsid="00363791" officeooo:paragraph-rsid="00363791"/>
    </style:style>
    <style:style style:name="P40" style:family="paragraph" style:parent-style-name="Standard" style:list-style-name="WWNum3">
      <style:paragraph-properties fo:margin-left="1.5in" fo:margin-right="0in" fo:text-indent="-0.25in" style:auto-text-indent="false"/>
      <style:text-properties officeooo:rsid="0037e5fa" officeooo:paragraph-rsid="0037e5fa"/>
    </style:style>
    <style:style style:name="P41" style:family="paragraph" style:parent-style-name="Standard" style:list-style-name="WWNum1">
      <style:text-properties officeooo:rsid="0033d1a1" officeooo:paragraph-rsid="0033d1a1"/>
    </style:style>
    <style:style style:name="P42" style:family="paragraph" style:parent-style-name="Standard" style:list-style-name="WWNum1">
      <style:paragraph-properties fo:margin-left="0.5in" fo:margin-right="0in" fo:text-indent="-0.25in" style:auto-text-indent="false"/>
      <style:text-properties style:text-line-through-style="solid" style:text-line-through-type="single" officeooo:paragraph-rsid="0033d1a1"/>
    </style:style>
    <style:style style:name="P43" style:family="paragraph" style:parent-style-name="Standard" style:list-style-name="WWNum3">
      <style:paragraph-properties fo:margin-left="0.5in" fo:margin-right="0in" fo:text-indent="-0.25in" style:auto-text-indent="false"/>
      <style:text-properties officeooo:rsid="004f2722" officeooo:paragraph-rsid="004f2722"/>
    </style:style>
    <style:style style:name="P44" style:family="paragraph" style:parent-style-name="Standard" style:list-style-name="WWNum3">
      <style:paragraph-properties fo:margin-left="0.5in" fo:margin-right="0in" fo:text-indent="-0.25in" style:auto-text-indent="false"/>
      <style:text-properties officeooo:rsid="00546533" officeooo:paragraph-rsid="00546533"/>
    </style:style>
    <style:style style:name="P45" style:family="paragraph">
      <loext:graphic-properties draw:fill="solid" draw:fill-color="#a0a0a0"/>
      <style:paragraph-properties fo:text-align="center"/>
    </style:style>
    <style:style style:name="T1" style:family="text">
      <style:text-properties fo:font-size="8pt" fo:font-style="italic" style:font-size-asian="8pt" style:font-style-asian="italic" style:font-size-complex="8pt"/>
    </style:style>
    <style:style style:name="T2" style:family="text">
      <style:text-properties fo:color="#0000ee" loext:opacity="100%" style:text-underline-style="solid" style:text-underline-width="auto" style:text-underline-color="font-color"/>
    </style:style>
    <style:style style:name="T3" style:family="text">
      <style:text-properties fo:font-variant="normal" fo:text-transform="none" fo:color="#1155cc" loext:opacity="100%" style:text-line-through-style="none" style:text-line-through-type="none" style:text-position="0% 100%" style:font-name="Roboto" fo:font-size="10pt" fo:font-style="normal" style:text-underline-style="solid" style:text-underline-width="auto" style:text-underline-color="font-color" fo:font-weight="normal" fo:background-color="#ffffff" loext:char-shading-value="0" style:font-name-asian="Roboto1" style:font-size-asian="10pt" style:font-style-asian="normal" style:font-weight-asian="normal" style:font-name-complex="Roboto1" style:font-size-complex="10pt"/>
    </style:style>
    <style:style style:name="T4" style:family="text">
      <style:text-properties fo:color="#1155cc" loext:opacity="100%" fo:font-size="10pt" style:text-underline-style="solid" style:text-underline-width="auto" style:text-underline-color="font-color" style:font-size-asian="10pt" style:font-size-complex="10pt"/>
    </style:style>
    <style:style style:name="T5" style:family="text">
      <style:text-properties fo:color="#1155cc" loext:opacity="100%" style:text-underline-style="solid" style:text-underline-width="auto" style:text-underline-color="font-color"/>
    </style:style>
    <style:style style:name="T6" style:family="text">
      <style:text-properties fo:font-weight="bold" style:font-weight-asian="bold"/>
    </style:style>
    <style:style style:name="T7" style:family="text">
      <style:text-properties fo:color="#000000" loext:opacity="100%"/>
    </style:style>
    <style:style style:name="T8" style:family="text">
      <style:text-properties officeooo:rsid="001e086d"/>
    </style:style>
    <style:style style:name="T9" style:family="text">
      <style:text-properties officeooo:rsid="001f00f1"/>
    </style:style>
    <style:style style:name="T10" style:family="text">
      <style:text-properties fo:color="#6aa84f" loext:opacity="100%" fo:font-style="italic" fo:font-weight="bold" style:font-style-asian="italic" style:font-weight-asian="bold"/>
    </style:style>
    <style:style style:name="T11" style:family="text">
      <style:text-properties fo:color="#6aa84f" loext:opacity="100%" fo:font-style="italic" fo:font-weight="bold" officeooo:rsid="003f76a7" style:font-style-asian="italic" style:font-weight-asian="bold"/>
    </style:style>
    <style:style style:name="T12" style:family="text">
      <style:text-properties officeooo:rsid="00343d09"/>
    </style:style>
    <style:style style:name="T13" style:family="text">
      <style:text-properties officeooo:rsid="0039e7d3"/>
    </style:style>
    <style:style style:name="T14" style:family="text">
      <style:text-properties officeooo:rsid="0040c7da"/>
    </style:style>
    <style:style style:name="T15" style:family="text">
      <style:text-properties officeooo:rsid="0023d75e"/>
    </style:style>
    <style:style style:name="T16" style:family="text">
      <style:text-properties officeooo:rsid="004ba65b"/>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gramming 2 Design - Detailed Week Breakdown</text:p>
      <text:p text:style-name="P11">Last updated: Dec 2022</text:p>
      <text:p text:style-name="Standard"><text:span text:style-name="T1">Link to Parent:</text:span><text:a xlink:type="simple" xlink:href="https://docs.google.com/document/d/1JNDIMPmrgNwRfWrgkhf17pKhOBvO1oKn8-IH4x4ws04/edit" text:style-name="ListLabel_20_28" text:visited-style-name="ListLabel_20_28"><text:span text:style-name="T2">Programming 2 Design Plan</text:span></text:a></text:p>
      <text:p text:style-name="Standard"><draw:rect text:anchor-type="as-char" style:rel-width="100%" draw:z-index="0" draw:name="Shape1" draw:style-name="gr1" draw:text-style-name="P45" svg:width="0.0012in" svg:height="0.0213in"><text:p/></draw:rect></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fciz4iucqb7d" text:style-name="Index_20_Link" text:visited-style-name="Index_20_Link"><text:span text:style-name="T3">Topic Checklist</text:span></text:a></text:p>
          <text:p text:style-name="P2"><text:a xlink:type="simple" xlink:href="#_x41xrda96122" text:style-name="Index_20_Link" text:visited-style-name="Index_20_Link"><text:span text:style-name="T3">Weeks</text:span></text:a></text:p>
          <text:p text:style-name="P3"><text:a xlink:type="simple" xlink:href="#_8woitbe5evgz" text:style-name="Index_20_Link" text:visited-style-name="Index_20_Link"><text:span text:style-name="T4">Week 1 Reading and Writing Data</text:span></text:a></text:p>
          <text:p text:style-name="P3"><text:a xlink:type="simple" xlink:href="#_r2f7ey37qrcm" text:style-name="Index_20_Link" text:visited-style-name="Index_20_Link"><text:span text:style-name="T4">Week 2 Classes and Objects</text:span></text:a></text:p>
          <text:p text:style-name="P3"><text:a xlink:type="simple" xlink:href="#_bjh6us82qih6" text:style-name="Index_20_Link" text:visited-style-name="Index_20_Link"><text:span text:style-name="T4">Week 3 Subclasses and Error-handling</text:span></text:a></text:p>
          <text:p text:style-name="P3"><text:a xlink:type="simple" xlink:href="#_2q6qeo70isig" text:style-name="Index_20_Link" text:visited-style-name="Index_20_Link"><text:span text:style-name="T4">Week 4 SQL and Data Visualization</text:span></text:a></text:p>
          <text:p text:style-name="P3"><text:a xlink:type="simple" xlink:href="#_pxjt1ht2f4yr" text:style-name="Index_20_Link" text:visited-style-name="Index_20_Link"><text:span text:style-name="T4">Week 5 (Midterm Project)</text:span></text:a></text:p>
          <text:p text:style-name="P3"><text:a xlink:type="simple" xlink:href="#_t2vjn633g949" text:style-name="Index_20_Link" text:visited-style-name="Index_20_Link"><text:span text:style-name="T4">Week 6 Debugging</text:span></text:a></text:p>
          <text:p text:style-name="P3"><text:a xlink:type="simple" xlink:href="#_ixqtullhibjq" text:style-name="Index_20_Link" text:visited-style-name="Index_20_Link"><text:span text:style-name="T4">Week 7 Tests and Refactoring</text:span></text:a></text:p>
          <text:p text:style-name="P3"><text:a xlink:type="simple" xlink:href="#_8fagcz49j8qc" text:style-name="Index_20_Link" text:visited-style-name="Index_20_Link"><text:span text:style-name="T4">Week 8 Abstraction</text:span></text:a></text:p>
          <text:p text:style-name="P3"><text:a xlink:type="simple" xlink:href="#_b2obouvtxg38" text:style-name="Index_20_Link" text:visited-style-name="Index_20_Link"><text:span text:style-name="T4">Week 9 Advanced Topics</text:span></text:a></text:p>
          <text:p text:style-name="P3"><text:a xlink:type="simple" xlink:href="#_maybsvgjcv8g" text:style-name="Index_20_Link" text:visited-style-name="Index_20_Link"><text:span text:style-name="T4">Week 10 (Final Project)</text:span></text:a></text:p>
          <text:p text:style-name="P2"><text:a xlink:type="simple" xlink:href="#_s7e34xufiwf" text:style-name="Index_20_Link" text:visited-style-name="Index_20_Link"><text:span text:style-name="T4">Weeks</text:span></text:a></text:p>
          <text:p text:style-name="P3"><text:a xlink:type="simple" xlink:href="#_gr0ttoqkvklw" text:style-name="Index_20_Link" text:visited-style-name="Index_20_Link"><text:span text:style-name="T3">Week 3 Subclasses and Error-handling</text:span></text:a></text:p>
          <text:p text:style-name="P3"><text:a xlink:type="simple" xlink:href="#_9r1o70yns05j" text:style-name="Index_20_Link" text:visited-style-name="Index_20_Link"><text:span text:style-name="T3">Week 4 SQL and Data Visualization</text:span></text:a></text:p>
          <text:p text:style-name="P3"><text:a xlink:type="simple" xlink:href="#_hvmai4tbcfk4" text:style-name="Index_20_Link" text:visited-style-name="Index_20_Link"><text:span text:style-name="T3">Week 5 (Midterm Project)</text:span></text:a></text:p>
          <text:p text:style-name="P3"><text:a xlink:type="simple" xlink:href="#_acewf9r2f2mg" text:style-name="Index_20_Link" text:visited-style-name="Index_20_Link"><text:span text:style-name="T3">Week 6 Debugging</text:span></text:a></text:p>
          <text:p text:style-name="P3"><text:a xlink:type="simple" xlink:href="#_e0cs11wfisnr" text:style-name="Index_20_Link" text:visited-style-name="Index_20_Link"><text:span text:style-name="T3">Week 7 Tests and Refactoring</text:span></text:a></text:p>
          <text:p text:style-name="P3"><text:a xlink:type="simple" xlink:href="#_9v9w4azgylkg" text:style-name="Index_20_Link" text:visited-style-name="Index_20_Link"><text:span text:style-name="T3">Week 8 Abstraction</text:span></text:a></text:p>
          <text:p text:style-name="P3"><text:a xlink:type="simple" xlink:href="#_1n3terymlhik" text:style-name="Index_20_Link" text:visited-style-name="Index_20_Link"><text:span text:style-name="T3">Week 9 Advanced Topics</text:span></text:a></text:p>
          <text:p text:style-name="P4"><text:a xlink:type="simple" xlink:href="#_emdhzistqoqx" text:style-name="Index_20_Link" text:visited-style-name="Index_20_Link"><text:span text:style-name="T3">Week 10 (Final Project)</text:span></text:a></text:p>
        </text:index-body>
      </text:table-of-content>
      <text:p text:style-name="P9"><text:bookmark text:name="_fciz4iucqb7d"/>Topic Checklist</text:p>
      <text:list xml:id="list4064903452" text:style-name="WWNum2">
        <text:list-item>
          <text:p text:style-name="P17">(We’ve described the course as one that contains these topics)</text:p>
        </text:list-item>
        <text:list-item>
          <text:p text:style-name="P17">✅Object Oriented Programming</text:p>
        </text:list-item>
        <text:list-item>
          <text:p text:style-name="P17">✅Databases</text:p>
        </text:list-item>
        <text:list-item>
          <text:p text:style-name="P17"><text:soft-page-break/>✅Regular Expressions</text:p>
        </text:list-item>
        <text:list-item>
          <text:p text:style-name="P17">✅Network Programming &amp; Using Web Services</text:p>
        </text:list-item>
        <text:list-item>
          <text:p text:style-name="P17">✅Data Visualization</text:p>
        </text:list-item>
      </text:list>
      <text:p text:style-name="P10"><text:bookmark text:name="_x41xrda96122"/>Weeks</text:p>
      <text:p text:style-name="Heading_20_3"><text:bookmark text:name="_8woitbe5evgz"/><text:span text:style-name="T6">Week 1</text:span> Reading and Writing Data</text:p>
      <text:list xml:id="list136751748" text:style-name="WWNum3">
        <text:list-item>
          <text:p text:style-name="P23"><text:span text:style-name="T16">Complete</text:span><text:span text:style-name="T15"><text:line-break/></text:span></text:p>
        </text:list-item>
      </text:list>
      <text:p text:style-name="Heading_20_3"><text:bookmark text:name="_r2f7ey37qrcm"/><text:span text:style-name="T6">Week 2</text:span> Classes and Objects</text:p>
      <text:list xml:id="list83753276202209" text:continue-numbering="true" text:style-name="WWNum3">
        <text:list-item>
          <text:p text:style-name="P43">Complete</text:p>
        </text:list-item>
      </text:list>
      <text:p text:style-name="Standard"/>
      <text:p text:style-name="Heading_20_3"><text:bookmark text:name="_bjh6us82qih6"/><text:span text:style-name="T6">Week 3</text:span> Subclasses and Error-handling</text:p>
      <text:list xml:id="list83754177495874" text:continue-numbering="true" text:style-name="WWNum3">
        <text:list-item>
          <text:p text:style-name="P44">Complete</text:p>
        </text:list-item>
      </text:list>
      <text:p text:style-name="Standard"/>
      <text:p text:style-name="Heading_20_3"><text:bookmark text:name="_2q6qeo70isig"/><text:span text:style-name="T6">Week 4</text:span> SQL and Data Visualization</text:p>
      <text:p text:style-name="Standard"/>
      <text:list xml:id="list83752966912755" text:continue-numbering="true" text:style-name="WWNum3">
        <text:list-item>
          <text:p text:style-name="P19">Outline</text:p>
        </text:list-item>
        <text:list-item>
          <text:p text:style-name="P31">Data focus, not a sql focus – <text:span text:style-name="T14">don’t need to define it as much.</text:span></text:p>
        </text:list-item>
        <text:list-item>
          <text:p text:style-name="P32">Can focus on matplotlib too.</text:p>
          <text:list>
            <text:list-item>
              <text:p text:style-name="P18">Sql</text:p>
              <text:list>
                <text:list-item>
                  <text:p text:style-name="P20">Discuss ‘querying data’</text:p>
                  <text:list>
                    <text:list-item>
                      <text:p text:style-name="P21">Recall the clothes example, Shirts, colors, pocketColors.</text:p>
                    </text:list-item>
                    <text:list-item>
                      <text:p text:style-name="P21">How would we do a search where we want to look for all in the list with Size=M, color=White?</text:p>
                    </text:list-item>
                    <text:list-item>
                      <text:p text:style-name="P21">Quickly move on from this example (the structures there had inheritance parents/children but sql is flat)</text:p>
                    </text:list-item>
                    <text:list-item>
                      <text:p text:style-name="P21">Or what if we had a data set with world cup player names, minutes played, goals scored, shots on goal, yellow cards, red cards, country, appearances?</text:p>
                    </text:list-item>
                    <text:list-item>
                      <text:p text:style-name="P21">Show code example with a list of player stats instances</text:p>
                    </text:list-item>
                    <text:list-item>
                      <text:p text:style-name="P21">Show the loops to filter that way, builds off of filters in programming-1</text:p>
                    </text:list-item>
                    <text:list-item>
                      <text:p text:style-name="P21">What if there were a concise way to express that, rather than lots of lines of code</text:p>
                    </text:list-item>
                  </text:list>
                </text:list-item>
                <text:list-item>
                  <text:p text:style-name="P33">Benefits of DB:</text:p>
                  <text:list>
                    <text:list-item>
                      <text:p text:style-name="P34">Enforce shape. Don’t need to worry about persistence format. <text:span text:style-name="T8">Saves don’t need to persist entire file(less writing).</text:span> Easy to write queries. Fast <text:span text:style-name="T9">(indexes)</text:span>.</text:p>
                    </text:list-item>
                  </text:list>
                </text:list-item>
                <text:list-item>
                  <text:p text:style-name="P22">And what if a schema could enforce structure, since python’s lists are too flexible</text:p>
                </text:list-item>
                <text:list-item>
                  <text:p text:style-name="P20"><text:soft-page-break/>Show writing sql queries: from country x and position = y and appearances &gt; 10</text:p>
                </text:list-item>
                <text:list-item>
                  <text:p text:style-name="P20">Limit 5, Order by goals_scored desc</text:p>
                </text:list-item>
                <text:list-item>
                  <text:p text:style-name="P20">Insert, update, delete</text:p>
                </text:list-item>
                <text:list-item>
                  <text:p text:style-name="P20"><text:span text:style-name="T7">Tool: </text:span><text:a xlink:type="simple" xlink:href="https://sqlbolt.com/" text:style-name="ListLabel_20_29" text:visited-style-name="ListLabel_20_29"><text:span text:style-name="T5">https://sqlbolt.com/</text:span></text:a></text:p>
                </text:list-item>
              </text:list>
            </text:list-item>
            <text:list-item>
              <text:p text:style-name="P27">Data vis</text:p>
              <text:list>
                <text:list-item>
                  <text:p text:style-name="P28">Show how to install matplotlib</text:p>
                </text:list-item>
                <text:list-item>
                  <text:p text:style-name="P28">Show scatter plot with shots on goal vs time played. Should be a trend upwards, more time someone plays = more time for them to take shots. And can identify really good young players.</text:p>
                </text:list-item>
              </text:list>
            </text:list-item>
          </text:list>
        </text:list-item>
        <text:list-item>
          <text:p text:style-name="P19">Code Examples (some provided by us, some left to be written by students)</text:p>
          <text:list>
            <text:list-item>
              <text:p text:style-name="P18">SQL</text:p>
              <text:list>
                <text:list-item>
                  <text:p text:style-name="P20">Create fake players for a fake new country and add data for them</text:p>
                </text:list-item>
                <text:list-item>
                  <text:p text:style-name="P20">Update one of the fake players to give them a goal, they just scored</text:p>
                </text:list-item>
                <text:list-item>
                  <text:p text:style-name="P20">Delete the fake players you added while keeping rest of data intact</text:p>
                </text:list-item>
              </text:list>
            </text:list-item>
            <text:list-item>
              <text:p text:style-name="P18">Data vis.</text:p>
              <text:list>
                <text:list-item>
                  <text:p text:style-name="P20">We provide a bar chart showing number of apps for players in a country. Modify it to show number of goals in a different country.</text:p>
                </text:list-item>
                <text:list-item>
                  <text:p text:style-name="P20">We provide <text:span text:style-name="T7">scatter plot with shots on goal vs time played. Draw the plot again with your fake players. Draw plot with goals scored vs time played, maybe there is a trend there too. Draw plot with yellow cards vs shots on goal, would be interesting to see if players that foul also better scorers? Send your fun discoveries out to discord!</text:span></text:p>
                </text:list-item>
              </text:list>
            </text:list-item>
          </text:list>
        </text:list-item>
      </text:list>
      <text:p text:style-name="P5"/>
      <text:p text:style-name="Heading_20_3"><text:bookmark text:name="_pxjt1ht2f4yr"/><text:span text:style-name="T6">Week 5</text:span> (Midterm Project)</text:p>
      <text:list xml:id="list83754319708294" text:continue-numbering="true" text:style-name="WWNum3">
        <text:list-item>
          <text:p text:style-name="P35">MIDTERM PROJECT: OBJECT-ORIENTED MICROPROCESSOR (autogradable)</text:p>
          <text:list>
            <text:list-item>
              <text:p text:style-name="P18">Build on <text:s/><text:a xlink:type="simple" xlink:href="https://github.com/kiboschool/microprocessor-simulation" text:style-name="ListLabel_20_29" text:visited-style-name="ListLabel_20_29"><text:span text:style-name="T5">https://github.com/kiboschool/microprocessor-simulation</text:span></text:a></text:p>
            </text:list-item>
            <text:list-item>
              <text:p text:style-name="P18">Make a Microprocessor class that has a method runInstruction() and helper methods for implementing the ops</text:p>
            </text:list-item>
            <text:list-item>
              <text:p text:style-name="P18">Get it working so that it can run the prior examples</text:p>
            </text:list-item>
            <text:list-item>
              <text:p text:style-name="P18">Then add a new feature</text:p>
              <text:list>
                <text:list-item>
                  <text:p text:style-name="P20">instead of a number can put the special string <text:span text:style-name="T6">askForInput </text:span>to get a number. Enforce valid integer.</text:p>
                </text:list-item>
                <text:list-item>
                  <text:p text:style-name="P20">instead of a number can put the special string <text:span text:style-name="T6">result </text:span>to the refer to previous number computed</text:p>
                </text:list-item>
                <text:list-item>
                  <text:p text:style-name="P20">(this will have to be state on the class)</text:p>
                </text:list-item>
                <text:list-item>
                  <text:p text:style-name="P20">So you could say {add 4, 5}, {add result, 5}, {print result}</text:p>
                </text:list-item>
                <text:list-item>
                  <text:p text:style-name="P20">This way you can make it do real computation</text:p>
                </text:list-item>
                <text:list-item>
                  <text:p text:style-name="P20">We’ll give a little demo ‘program’ to do something like convert celsius to fahrenheit and print answer</text:p>
                </text:list-item>
              </text:list>
            </text:list-item>
            <text:list-item>
              <text:p text:style-name="P18">Don’t worry about making any other classes (each operation could be a class (e.g. a base class could parse input into a list that children interpret) but it doesn’t need to be (there will still be an if-then mapping opname to logic, just earlier))</text:p>
            </text:list-item>
            <text:list-item>
              <text:p text:style-name="P18"><text:soft-page-break/>Benefit of OOP for this:</text:p>
              <text:list>
                <text:list-item>
                  <text:p text:style-name="P20">state is confined to one place</text:p>
                </text:list-item>
                <text:list-item>
                  <text:p text:style-name="P20">Could make a child class that logs</text:p>
                </text:list-item>
                <text:list-item>
                  <text:p text:style-name="P20">Could make a child class that measures stats</text:p>
                </text:list-item>
              </text:list>
            </text:list-item>
            <text:list-item>
              <text:p text:style-name="P18">Make a child class of the microprocessor that writes the <text:span text:style-name="T6">result</text:span> down into a file each time.</text:p>
            </text:list-item>
          </text:list>
        </text:list-item>
      </text:list>
      <text:p text:style-name="Standard"/>
      <text:p text:style-name="P12">How much of the starter code do we provide?</text:p>
      <text:p text:style-name="P12">Could be a lot to go from impreative to classes</text:p>
      <text:p text:style-name="P13">Autograding</text:p>
      <text:p text:style-name="P14">oop-jukebox in solution of </text:p>
      <text:p text:style-name="P15">upload a test</text:p>
      <text:p text:style-name="Standard"/>
      <text:p text:style-name="Heading_20_3"><text:bookmark text:name="_t2vjn633g949"/><text:span text:style-name="T6">Week 6</text:span> Debugging</text:p>
      <text:p text:style-name="Standard"/>
      <text:list xml:id="list83753107764288" text:continue-numbering="true" text:style-name="WWNum3">
        <text:list-item>
          <text:p text:style-name="P19">Outline</text:p>
          <text:list>
            <text:list-item>
              <text:p text:style-name="P18">Theme for this week is “how to explore code”, 1) investigate a bug, 2) investigate another body of code to learn how it works 3) readability considerations</text:p>
            </text:list-item>
            <text:list-item>
              <text:p text:style-name="P18">Show print debugging</text:p>
              <text:list>
                <text:list-item>
                  <text:p text:style-name="P20">Tips like pretty-print, dump all local vars, dump object’s __dict__, repr to see whitespace chars</text:p>
                </text:list-item>
              </text:list>
            </text:list-item>
            <text:list-item>
              <text:p text:style-name="P18">Show stop-the-world debugging</text:p>
              <text:list>
                <text:list-item>
                  <text:p text:style-name="P20">PythonTutor helps show this</text:p>
                </text:list-item>
                <text:list-item>
                  <text:p text:style-name="P20">Useful for duck typing scenarios when you don’t know the object</text:p>
                </text:list-item>
              </text:list>
            </text:list-item>
            <text:list-item>
              <text:p text:style-name="P18">Discuss ways to organize code that make it harder vs easier to read</text:p>
            </text:list-item>
            <text:list-item>
              <text:p text:style-name="P18">Discuss ways to explore large codebases, even those in a different language</text:p>
              <text:list>
                <text:list-item>
                  <text:p text:style-name="P20">Search for strings and work backwards</text:p>
                </text:list-item>
                <text:list-item>
                  <text:p text:style-name="P20">print-trace-debugging to see what is getting executed. Or log to a file for ui programs.</text:p>
                </text:list-item>
                <text:list-item>
                  <text:p text:style-name="P20">Find-in-files is useful, limit file types e.g. to not include docs/css</text:p>
                </text:list-item>
                <text:list-item>
                  <text:p text:style-name="P20">Drill down using VsCode F12. And go higher by using callers with ‘find references’.</text:p>
                </text:list-item>
                <text:list-item>
                  <text:p text:style-name="P20">Large projects are often lots of puzzle pieces fitting together.</text:p>
                </text:list-item>
                <text:list-item>
                  <text:p text:style-name="P20">Thoroughly learn something by porting it to a new platform</text:p>
                </text:list-item>
                <text:list-item>
                  <text:p text:style-name="P20">Sometimes looking for main() at the top works, sometimes it doesn’t</text:p>
                </text:list-item>
                <text:list-item>
                  <text:p text:style-name="P20">Some languages have braces. Some languages need a compilation step.</text:p>
                </text:list-item>
                <text:list-item>
                  <text:p text:style-name="P20">Changing strings is a way to ensure your changes are working</text:p>
                </text:list-item>
                <text:list-item>
                  <text:p text:style-name="P20">Write a little script to call into one low-level part of the program to see if it can be run independently</text:p>
                </text:list-item>
              </text:list>
            </text:list-item>
          </text:list>
        </text:list-item>
      </text:list>
      <text:p text:style-name="P7"><text:soft-page-break/></text:p>
      <text:list xml:id="list83754733580195" text:continue-numbering="true" text:style-name="WWNum3">
        <text:list-item>
          <text:p text:style-name="P19">Code Examples (some provided by us, some left to be written by students)</text:p>
          <text:list>
            <text:list-item>
              <text:p text:style-name="P18">Lab: fix a bug in a provided nontrivial codebase</text:p>
            </text:list-item>
            <text:list-item>
              <text:p text:style-name="P18">Possibly: take the midterm project from another student, and add a feature to it, while keeping it running and preserving the style</text:p>
            </text:list-item>
            <text:list-item>
              <text:p text:style-name="P18">Split into separate functions and files</text:p>
            </text:list-item>
            <text:list-item>
              <text:p text:style-name="P18">Write documentation - docstrings, comments, improve variable names</text:p>
            </text:list-item>
          </text:list>
        </text:list-item>
      </text:list>
      <text:p text:style-name="Standard"/>
      <text:p text:style-name="Heading_20_3"><text:bookmark text:name="_ixqtullhibjq"/><text:span text:style-name="T6">Week 7</text:span> Tests and Refactoring</text:p>
      <text:p text:style-name="Standard"/>
      <text:list xml:id="list83753193692242" text:continue-numbering="true" text:style-name="WWNum3">
        <text:list-item>
          <text:p text:style-name="P19">Outline</text:p>
          <text:list>
            <text:list-item>
              <text:p text:style-name="P18">Introduce testing</text:p>
            </text:list-item>
            <text:list-item>
              <text:p text:style-name="P18">Show testing examples</text:p>
            </text:list-item>
            <text:list-item>
              <text:p text:style-name="P18">Introduce refactoring (incorporating thoughts on readability from week 6)</text:p>
              <text:list>
                <text:list-item>
                  <text:p text:style-name="P20">New theme - higher level of thinking about coding, not just what, but why. Rob: Decomposition, Objects, what is ‘good’, why certain strategies / tips help to avoid kinds of problems</text:p>
                </text:list-item>
                <text:list-item>
                  <text:p text:style-name="P20">Refactoring to reuse code. We’ve seen lots of places in the CourseManager project that show a list, edit, remove. Could create one ListManager, that would be more complicated, but would also eliminate lots of code. Note that more branches = more possible bugs, where as passing in plain data is often safer.</text:p>
                </text:list-item>
              </text:list>
            </text:list-item>
            <text:list-item>
              <text:p text:style-name="P18">Discuss how testing can help with refactoring (pinning)</text:p>
            </text:list-item>
            <text:list-item>
              <text:p text:style-name="P18">Writing test cases on the boundaries to catch the most bugs</text:p>
            </text:list-item>
            <text:list-item>
              <text:p text:style-name="P18">Writing test cases where the branches are to catch the most bugs (follow each branch, ‘coverage’)</text:p>
            </text:list-item>
            <text:list-item>
              <text:p text:style-name="P18">Writing test cases whenever a bug has been identified, that indicates it’s a weak part</text:p>
            </text:list-item>
            <text:list-item>
              <text:p text:style-name="P18">Discuss assert (for checking data) and how it makes code less fragile</text:p>
            </text:list-item>
            <text:list-item>
              <text:p text:style-name="P18">Convert from position parameters to named parameters - named params can be less fragile</text:p>
            </text:list-item>
          </text:list>
        </text:list-item>
        <text:list-item>
          <text:p text:style-name="P19">Code Examples (some provided by us, some left to be written by students)</text:p>
          <text:list>
            <text:list-item>
              <text:p text:style-name="P18">We provide a buggy “microprocessor” implementation. Write tests to identify <text:span text:style-name="T13">the</text:span> bugs, and fix them</text:p>
            </text:list-item>
          </text:list>
        </text:list-item>
        <text:list-item>
          <text:p text:style-name="P35">COURSE PROJECT: OBJECT-ORIENTED CLOTHING STORE</text:p>
          <text:list>
            <text:list-item>
              <text:p text:style-name="P18">Similar skills as the CourseManager final project from programming-1.</text:p>
            </text:list-item>
            <text:list-item>
              <text:p text:style-name="P37">We can make this simple - it’s just an end-of-week project.</text:p>
            </text:list-item>
            <text:list-item>
              <text:p text:style-name="P18">Flow: Run console app. See options View Shirts, View Hats, View Shoes, View Cart, Buy Items in Cart, View Previous Purchases</text:p>
              <text:list>
                <text:list-item>
                  <text:p text:style-name="P38">Everything should be in classes.</text:p>
                </text:list-item>
                <text:list-item>
                  <text:p text:style-name="P20">When Viewing, can Add To Cart</text:p>
                </text:list-item>
                <text:list-item>
                  <text:p text:style-name="P20">Pick a Quantity and parseInt on it</text:p>
                </text:list-item>
                <text:list-item>
                  <text:p text:style-name="P20">Totalling the cart cost does demo a nice polymorphism property of just calling .getPrice() on everything</text:p>
                </text:list-item>
                <text:list-item>
                  <text:p text:style-name="P20"><text:soft-page-break/>When completing purchase</text:p>
                  <text:list>
                    <text:list-item>
                      <text:p text:style-name="P21">Persist simple object with Price, DatePurchased, Quantity, Item Description</text:p>
                    </text:list-item>
                    <text:list-item>
                      <text:p text:style-name="P21">Can save to json</text:p>
                    </text:list-item>
                    <text:list-item>
                      <text:p text:style-name="P21">Can also save by inserting rows to a db to sqlite</text:p>
                    </text:list-item>
                  </text:list>
                </text:list-item>
                <text:list-item>
                  <text:p text:style-name="P20">No need for more features: no need to persist anything else, no read from inventory json, no need for counting stock/inventory, compute prices, sales/10% off coupon</text:p>
                </text:list-item>
              </text:list>
            </text:list-item>
          </text:list>
        </text:list-item>
        <text:list-item>
          <text:p text:style-name="P19">We’ll provide many tests, student must write a couple of their own (which we can meta-test if we enforce the test looks a certain way) </text:p>
        </text:list-item>
      </text:list>
      <text:p text:style-name="P6"/>
      <text:p text:style-name="Heading_20_3"><text:bookmark text:name="_8fagcz49j8qc"/><text:span text:style-name="T6">Week 8 </text:span>Abstraction</text:p>
      <text:p text:style-name="Standard"/>
      <text:list xml:id="list83754727424956" text:continue-numbering="true" text:style-name="WWNum3">
        <text:list-item>
          <text:p text:style-name="P19">Outline</text:p>
          <text:list>
            <text:list-item>
              <text:p text:style-name="P18">(We can also use this week as a buffer depending on progress of previous classes)</text:p>
            </text:list-item>
            <text:list-item>
              <text:p text:style-name="P18">(Go back to the “ways OOP helps us write code” list above)</text:p>
            </text:list-item>
            <text:list-item>
              <text:p text:style-name="P18">Helper functions (easier to discuss by showing examples)</text:p>
              <text:list>
                <text:list-item>
                  <text:p text:style-name="P20">Writing to a text file takes a few lines of code, what if you use that a lot?</text:p>
                </text:list-item>
                <text:list-item>
                  <text:p text:style-name="P20">Reading weather from a certain city takes a few lines of code, make a helper</text:p>
                  <text:list>
                    <text:list-item>
                      <text:p text:style-name="P21">And abstract it again to use another helper that reads json from any api and parses the json</text:p>
                    </text:list-item>
                  </text:list>
                </text:list-item>
                <text:list-item>
                  <text:p text:style-name="P20">Only fix the bug in one place. Only add the new feature in one place. DRY if possible.</text:p>
                </text:list-item>
                <text:list-item>
                  <text:p text:style-name="P20">Trade-off, you get less flexibility. But gain simplicity.</text:p>
                </text:list-item>
              </text:list>
            </text:list-item>
            <text:list-item>
              <text:p text:style-name="P18">Interfaces</text:p>
              <text:list>
                <text:list-item>
                  <text:p text:style-name="P20">Important concept that we’ll use for this week’s project and final project</text:p>
                </text:list-item>
                <text:list-item>
                  <text:p text:style-name="P20">Like helper functions, they hide the details</text:p>
                </text:list-item>
                <text:list-item>
                  <text:p text:style-name="P20">You can even switch between them though, calling code does not change</text:p>
                </text:list-item>
              </text:list>
            </text:list-item>
            <text:list-item>
              <text:p text:style-name="P18">Why do people use json?</text:p>
              <text:list>
                <text:list-item>
                  <text:p text:style-name="P20">Let’s consider a world where everything was a one-off text format</text:p>
                </text:list-item>
                <text:list-item>
                  <text:p text:style-name="P20">We’re trying to persist a simplified soccer player goals example.</text:p>
                </text:list-item>
                <text:list-item>
                  <text:p text:style-name="P20">What if there are bugs in the data coming in? Or it’s from another version of the program? Don’t want bad data structure coming in or your program will malfunction</text:p>
                </text:list-item>
                <text:list-item>
                  <text:p text:style-name="P20">Light discussion of regex as to how to parse the input, say tab-delimited and # of goals is an integer</text:p>
                  <text:list>
                    <text:list-item>
                      <text:p text:style-name="P21">regexone.com</text:p>
                    </text:list-item>
                  </text:list>
                </text:list-item>
                <text:list-item>
                  <text:p text:style-name="P20">That would be quicker than parsing into vars and checking if int, # of fields, etc</text:p>
                </text:list-item>
                <text:list-item>
                  <text:p text:style-name="P20">But still needs a custom regex.</text:p>
                </text:list-item>
                <text:list-item>
                  <text:p text:style-name="P20">JSON though is a great way to not need to write the regex</text:p>
                </text:list-item>
              </text:list>
            </text:list-item>
            <text:list-item>
              <text:p text:style-name="P18">Examples</text:p>
              <text:list>
                <text:list-item>
                  <text:p text:style-name="P20"><text:soft-page-break/>persist() and load() can be abstract methods– different implementations</text:p>
                  <text:list>
                    <text:list-item>
                      <text:p text:style-name="P21">We’re persisting some data but we were beginning programmers and wrote it to a text file format</text:p>
                    </text:list-item>
                    <text:list-item>
                      <text:p text:style-name="P21">We then realized we can use JSON (easier parsing)</text:p>
                    </text:list-item>
                    <text:list-item>
                      <text:p text:style-name="P21">We then realized we can use sql (better enforces structure)</text:p>
                    </text:list-item>
                    <text:list-item>
                      <text:p text:style-name="P21">Because persist() and load() were abstract methods, the calling code didn’t need to change as we made these changes</text:p>
                    </text:list-item>
                  </text:list>
                </text:list-item>
                <text:list-item>
                  <text:p text:style-name="P20">One way we abstract on writing to db is an ‘orm’</text:p>
                </text:list-item>
                <text:list-item>
                  <text:p text:style-name="P20">render() can be an abstract method </text:p>
                  <text:list>
                    <text:list-item>
                      <text:p text:style-name="P21">Render to console,</text:p>
                    </text:list-item>
                    <text:list-item>
                      <text:p text:style-name="P21">Render using PIL to save a png to disk</text:p>
                    </text:list-item>
                  </text:list>
                </text:list-item>
              </text:list>
            </text:list-item>
            <text:list-item>
              <text:p text:style-name="P18">Abstraction/interfaces are a key part of code quality</text:p>
            </text:list-item>
            <text:list-item>
              <text:p text:style-name="P18">Rob’s thoughts on code quality:</text:p>
              <text:list>
                <text:list-item>
                  <text:p text:style-name="P20">Heuristic measures of ‘good’ code…</text:p>
                  <text:list>
                    <text:list-item>
                      <text:p text:style-name="P21">How easy is it to change?</text:p>
                    </text:list-item>
                    <text:list-item>
                      <text:p text:style-name="P21">How easy is it for someone else to understand?</text:p>
                    </text:list-item>
                    <text:list-item>
                      <text:p text:style-name="P21">Linter warnings</text:p>
                    </text:list-item>
                    <text:list-item>
                      <text:p text:style-name="P21">Lines of code</text:p>
                    </text:list-item>
                  </text:list>
                </text:list-item>
                <text:list-item>
                  <text:p text:style-name="P20">How fast is your code? Objective measures of ‘good’ code…</text:p>
                  <text:list>
                    <text:list-item>
                      <text:p text:style-name="P21">Runtime / benchmarking speed</text:p>
                    </text:list-item>
                    <text:list-item>
                      <text:p text:style-name="P21">Memory / benchmarking RAM</text:p>
                    </text:list-item>
                    <text:list-item>
                      <text:p text:style-name="P21">Kinds of operations / slowness</text:p>
                    </text:list-item>
                  </text:list>
                </text:list-item>
                <text:list-item>
                  <text:p text:style-name="P20">How correct is your code?</text:p>
                  <text:list>
                    <text:list-item>
                      <text:p text:style-name="P21">Does it pass the tests?</text:p>
                    </text:list-item>
                    <text:list-item>
                      <text:p text:style-name="P21">Do the tests check all the possible ways your program could be used?</text:p>
                    </text:list-item>
                    <text:list-item>
                      <text:p text:style-name="P21">Are there other ways your program could be correct or incorrect?</text:p>
                    </text:list-item>
                  </text:list>
                </text:list-item>
                <text:list-item>
                  <text:p text:style-name="P20">How good is your application?</text:p>
                  <text:list>
                    <text:list-item>
                      <text:p text:style-name="P21">Does it have all the good features?</text:p>
                    </text:list-item>
                    <text:list-item>
                      <text:p text:style-name="P21">What features does it have that it should not?</text:p>
                    </text:list-item>
                  </text:list>
                </text:list-item>
              </text:list>
            </text:list-item>
          </text:list>
        </text:list-item>
        <text:list-item>
          <text:p text:style-name="P35">COURSE PROJECT: REFACTORED PHONE BOOK (guided, autogradable, student barely writes new code)</text:p>
          <text:list>
            <text:list-item>
              <text:p text:style-name="P18">GUIDED PHONE BOOK REFACTORING</text:p>
              <text:list>
                <text:list-item>
                  <text:p text:style-name="P20">Make it into OOP</text:p>
                </text:list-item>
                <text:list-item>
                  <text:p text:style-name="P20">Abstraction comes into play – we changed the implementation and calling code+tests do not change!</text:p>
                </text:list-item>
                <text:list-item>
                  <text:p text:style-name="P20">We added a feature for inverse lookup</text:p>
                </text:list-item>
                <text:list-item>
                  <text:p text:style-name="P20">Tests still pass</text:p>
                </text:list-item>
                <text:list-item>
                  <text:p text:style-name="P20"><text:soft-page-break/>Student writes a new test, say for the new inverse lookup feature</text:p>
                </text:list-item>
                <text:list-item>
                  <text:p text:style-name="P20">(one testing principle is not to have too many implementation assumptions, test the public interface if possible)</text:p>
                </text:list-item>
                <text:list-item>
                  <text:p text:style-name="P39">It’s all a video to walk through.</text:p>
                </text:list-item>
                <text:list-item>
                  <text:p text:style-name="P40">The project is to do this: </text:p>
                </text:list-item>
              </text:list>
            </text:list-item>
          </text:list>
        </text:list-item>
      </text:list>
      <text:p text:style-name="P8"/>
      <text:p text:style-name="Standard"/>
      <text:p text:style-name="Standard"/>
      <text:p text:style-name="Heading_20_3"><text:bookmark text:name="_b2obouvtxg38"/><text:span text:style-name="T6">Week 9 </text:span>Advanced Topics</text:p>
      <text:p text:style-name="Standard"/>
      <text:list xml:id="list83754162663274" text:continue-numbering="true" text:style-name="WWNum3">
        <text:list-item>
          <text:p text:style-name="P19">Outline</text:p>
          <text:list>
            <text:list-item>
              <text:p text:style-name="P18">(We can also use this week as a buffer depending on progress of previous classes)</text:p>
            </text:list-item>
            <text:list-item>
              <text:p text:style-name="P18">(Don’t put “images” in the week topic, because we might rush the images part depending on class progress)</text:p>
            </text:list-item>
            <text:list-item>
              <text:p text:style-name="P18">Review previous weeks</text:p>
            </text:list-item>
            <text:list-item>
              <text:p text:style-name="P18">Render to a graphical user interface</text:p>
              <text:list>
                <text:list-item>
                  <text:p text:style-name="P20">mention the terms GUI, pygame, tkinter, pyqt</text:p>
                </text:list-item>
                <text:list-item>
                  <text:p text:style-name="P20">go no further unless there’s time.</text:p>
                </text:list-item>
              </text:list>
            </text:list-item>
            <text:list-item>
              <text:p text:style-name="P18">Running a process - will be used by tic-tac-toe example to show the image</text:p>
            </text:list-item>
            <text:list-item>
              <text:p text:style-name="P18">Drawing with PIL</text:p>
            </text:list-item>
            <text:list-item>
              <text:p text:style-name="P18">Measurement / benchmarking / algorithms</text:p>
              <text:list>
                <text:list-item>
                  <text:p text:style-name="P20">Speed of reading from internet vs reading disk vs reading from memory</text:p>
                </text:list-item>
                <text:list-item>
                  <text:p text:style-name="P20">Dicts are usually faster than lists that have to loop</text:p>
                </text:list-item>
                <text:list-item>
                  <text:p text:style-name="P20">Sets are a way to have a dict that just indicates presence</text:p>
                </text:list-item>
              </text:list>
            </text:list-item>
            <text:list-item>
              <text:p text:style-name="P18">If time, mention type safety</text:p>
              <text:list>
                <text:list-item>
                  <text:p text:style-name="P20">(quickly show code but no runnable exercise or replit because it’s not worth spending time on yet)</text:p>
                </text:list-item>
              </text:list>
            </text:list-item>
            <text:list-item>
              <text:p text:style-name="P18">If time, comprehensions?</text:p>
            </text:list-item>
            <text:list-item>
              <text:p text:style-name="P18">If time, look at a nontrivial open source project</text:p>
            </text:list-item>
          </text:list>
        </text:list-item>
        <text:list-item>
          <text:p text:style-name="P19">Code Examples (some provided by us, some left to be written by students)</text:p>
          <text:list>
            <text:list-item>
              <text:p text:style-name="P18">Example running a process</text:p>
            </text:list-item>
            <text:list-item>
              <text:p text:style-name="P18">Example running a process - to show an image - </text:p>
              <text:list>
                <text:list-item>
                  <text:p text:style-name="P20">eog test.jpg mspaint test.jpg open test.jpg <text:s/>open -a test.jpg qlmanage -p filename.jpg</text:p>
                </text:list-item>
              </text:list>
            </text:list-item>
            <text:list-item>
              <text:p text:style-name="P18">Example drawing lines/rect/circle/other pngs with PIL and saving to png</text:p>
            </text:list-item>
            <text:list-item>
              <text:p text:style-name="P18">Student can draw a shape</text:p>
            </text:list-item>
          </text:list>
        </text:list-item>
      </text:list>
      <text:p text:style-name="Standard"/>
      <text:p text:style-name="Heading_20_3"><text:bookmark text:name="_maybsvgjcv8g"/><text:soft-page-break/><text:span text:style-name="T6">Week 10</text:span> (Final Project)</text:p>
      <text:p text:style-name="Standard"/>
      <text:list xml:id="list2448127094" text:style-name="WWNum1">
        <text:list-item>
          <text:p text:style-name="P36">FINAL PROJECT: ART GENERATOR</text:p>
          <text:list>
            <text:list-item>
              <text:p text:style-name="P41">Classes for textures</text:p>
            </text:list-item>
          </text:list>
          <text:p text:style-name="P42"/>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333333" loext:opacity="100%" style:font-name="Roboto" fo:font-size="10pt" fo:language="en" fo:country="none" style:letter-kerning="false" style:font-name-asian="Roboto1" style:font-size-asian="10pt" style:language-asian="zh" style:country-asian="CN" style:font-name-complex="Robo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333333" loext:opacity="100%" style:font-name="Roboto" fo:font-size="10pt" fo:language="en" fo:country="none" style:letter-kerning="false" fo:background-color="#ffffff" style:font-name-asian="Roboto1" style:font-size-asian="10pt" style:language-asian="zh" style:country-asian="CN" style:font-name-complex="Roboto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in" fo:margin-right="0in" fo:line-height="115%" fo:text-indent="-0.2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522a9" loext:opacity="100%" fo:font-size="16pt" style:font-size-asian="16pt" style:font-size-complex="16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ff8a00"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fo:font-weight="bold"/>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9" style:display-name="ListLabel 29"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fo:background-color="#ffffff"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date>2023-01-27T08:37:52.561000000</dc:date>
    <meta:editing-duration>P1DT15H54M9S</meta:editing-duration>
    <meta:editing-cycles>49</meta:editing-cycles>
    <meta:document-statistic meta:table-count="0" meta:image-count="0" meta:object-count="0" meta:page-count="9" meta:paragraph-count="236" meta:word-count="2370" meta:character-count="12832" meta:non-whitespace-character-count="10880"/>
  </office:meta>
</office:document-meta>
</file>